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loext:decorative="false"/>
    </style:style>
    <style:style style:name="gr3" style:family="graphic" style:parent-style-name="standard">
      <style:graphic-properties draw:stroke="none" draw:fill="none" draw:textarea-vertical-align="middle" fo:min-height="58.118cm" fo:min-width="2.54cm" fo:padding-top="0.141cm" fo:padding-bottom="0.141cm" fo:padding-left="0.141cm" fo:padding-right="0.141cm" loext:decorative="false"/>
    </style:style>
    <style:style style:name="gr4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loext:decorative="false"/>
    </style:style>
    <style:style style:name="gr5" style:family="graphic" style:parent-style-name="standard">
      <style:graphic-properties draw:stroke="none" draw:fill="none" draw:textarea-vertical-align="middle" fo:min-height="5.5cm" fo:min-width="2.54cm" fo:padding-top="0cm" fo:padding-bottom="0cm" fo:padding-left="0cm" fo:padding-right="0cm" loext:decorative="false"/>
    </style:style>
    <style:style style:name="gr6" style:family="graphic" style:parent-style-name="standard">
      <style:graphic-properties draw:stroke="none" draw:fill="none" draw:textarea-vertical-align="middle" fo:min-height="0.001cm" fo:min-width="2.54cm" fo:padding-top="0cm" fo:padding-bottom="0cm" fo:padding-left="0cm" fo:padding-right="0cm" loext:decorative="false"/>
    </style:style>
    <style:style style:name="gr7" style:family="graphic" style:parent-style-name="standard">
      <style:graphic-properties draw:stroke="solid" svg:stroke-width="0cm" svg:stroke-color="#000000" svg:stroke-opacity="100%" draw:stroke-linejoin="round" svg:stroke-linecap="round" draw:fill="none" loext:decorative="false"/>
    </style:style>
    <style:style style:name="gr8" style:family="graphic" style:parent-style-name="standard">
      <style:graphic-properties draw:stroke="none" draw:fill="none" draw:textarea-vertical-align="middle" fo:min-height="0.5cm" fo:min-width="2.5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5cm" fo:min-width="2.54cm" fo:padding-top="0cm" fo:padding-bottom="0cm" fo:padding-left="0cm" fo:padding-right="0cm" loext:decorative="false"/>
      <style:paragraph-properties style:writing-mode="lr-tb"/>
    </style:style>
    <style:style style:name="gr10" style:family="graphic">
      <style:graphic-properties style:writing-mode="lr-tb" loext:decorative="false"/>
    </style:style>
    <style:style style:name="gr11" style:family="graphic" style:parent-style-name="standard">
      <style:graphic-properties draw:stroke="none" draw:fill="solid" draw:fill-color="#ffffff" draw:shadow="hidden" loext:decorative="false"/>
    </style:style>
    <style:style style:name="gr12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218cm" fo:min-width="2.54cm" fo:padding-top="0.141cm" fo:padding-bottom="0.141cm" fo:padding-left="0.141cm" fo:padding-right="0.141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0.503cm" fo:min-width="2.5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.25cm" fo:margin-right="0cm" fo:margin-top="0cm" fo:margin-bottom="0cm" fo:line-height="12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000000" loext:opacity="100%"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2" style:family="text">
      <style:text-properties fo:color="#000000" loext:opacity="100%" style:font-name="Times New Roman" fo:font-size="18pt" fo:font-style="italic" style:font-name-asian="Times New Roman" style:font-size-asian="18pt" style:font-style-asian="italic" style:font-name-complex="Times New Roman" style:font-size-complex="18pt" style:font-style-complex="italic"/>
    </style:style>
    <style:style style:name="T3" style:family="text">
      <style:text-properties fo:color="#000000" loext:opacity="100%"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д" draw:style-name="dp1" draw:master-page-name="PM0">
        <draw:g draw:style-name="gr1">
          <draw:polygon draw:style-name="gr2" draw:text-style-name="P1" draw:layer="layout" svg:width="81.6cm" svg:height="58.4cm" svg:x="2cm" svg:y="0.5cm" svg:viewBox="0 0 81601 58401" draw:points="0,58401 81601,58401 81601,0 0,0">
            <text:p/>
          </draw:polygon>
          <draw:frame draw:style-name="gr3" draw:text-style-name="P1" draw:layer="layout" svg:width="81.6cm" svg:height="58.4cm" svg:x="2cm" svg:y="0.5cm">
            <draw:text-box>
              <text:p/>
            </draw:text-box>
          </draw:frame>
        </draw:g>
        <draw:g draw:style-name="gr1">
          <draw:polygon draw:style-name="gr4" draw:text-style-name="P1" draw:layer="layout" svg:width="18.5cm" svg:height="5.5cm" svg:x="65.1cm" svg:y="53.375cm" svg:viewBox="0 0 18501 5501" draw:points="0,5501 18501,5501 18501,0 0,0">
            <text:p/>
          </draw:polygon>
          <draw:frame draw:style-name="gr5" draw:text-style-name="P1" draw:layer="layout" svg:width="18.5cm" svg:height="5.5cm" svg:x="65.1cm" svg:y="53.375cm">
            <draw:text-box>
              <text:p/>
            </draw:text-box>
          </draw:frame>
        </draw:g>
        <draw:g draw:style-name="gr1">
          <draw:line draw:style-name="gr4" draw:text-style-name="P1" draw:layer="layout" svg:x1="65.8cm" svg:y1="53.375cm" svg:x2="65.8cm" svg:y2="55.875cm">
            <text:p/>
          </draw:line>
          <draw:frame draw:style-name="gr6" draw:text-style-name="P1" draw:layer="layout" svg:width="2.5cm" svg:height="0.937cm" draw:transform="rotate (-1.5707963267949) translate (66.268cm 53.375cm)">
            <draw:text-box>
              <text:p/>
            </draw:text-box>
          </draw:frame>
        </draw:g>
        <draw:g draw:style-name="gr1">
          <draw:line draw:style-name="gr4" draw:text-style-name="P1" draw:layer="layout" svg:x1="66.8cm" svg:y1="53.375cm" svg:x2="66.8cm" svg:y2="58.875cm">
            <text:p/>
          </draw:line>
          <draw:frame draw:style-name="gr6" draw:text-style-name="P1" draw:layer="layout" svg:width="5.5cm" svg:height="0.937cm" draw:transform="rotate (-1.5707963267949) translate (67.268cm 53.375cm)">
            <draw:text-box>
              <text:p/>
            </draw:text-box>
          </draw:frame>
        </draw:g>
        <draw:g draw:style-name="gr1">
          <draw:line draw:style-name="gr4" draw:text-style-name="P1" draw:layer="layout" svg:x1="69.1cm" svg:y1="53.375cm" svg:x2="69.1cm" svg:y2="58.875cm">
            <text:p/>
          </draw:line>
          <draw:frame draw:style-name="gr6" draw:text-style-name="P1" draw:layer="layout" svg:width="5.5cm" svg:height="0.937cm" draw:transform="rotate (-1.5707963267949) translate (69.568cm 53.375cm)">
            <draw:text-box>
              <text:p/>
            </draw:text-box>
          </draw:frame>
        </draw:g>
        <draw:g draw:style-name="gr1">
          <draw:line draw:style-name="gr4" draw:text-style-name="P1" draw:layer="layout" svg:x1="70.6cm" svg:y1="53.375cm" svg:x2="70.6cm" svg:y2="58.875cm">
            <text:p/>
          </draw:line>
          <draw:frame draw:style-name="gr6" draw:text-style-name="P1" draw:layer="layout" svg:width="5.5cm" svg:height="0.937cm" draw:transform="rotate (-1.5707963267949) translate (71.068cm 53.375cm)">
            <draw:text-box>
              <text:p/>
            </draw:text-box>
          </draw:frame>
        </draw:g>
        <draw:g draw:style-name="gr1">
          <draw:line draw:style-name="gr4" draw:text-style-name="P1" draw:layer="layout" svg:x1="71.6cm" svg:y1="53.375cm" svg:x2="71.6cm" svg:y2="58.875cm">
            <text:p/>
          </draw:line>
          <draw:frame draw:style-name="gr6" draw:text-style-name="P1" draw:layer="layout" svg:width="5.5cm" svg:height="0.937cm" draw:transform="rotate (-1.5707963267949) translate (72.068cm 53.375cm)">
            <draw:text-box>
              <text:p/>
            </draw:text-box>
          </draw:frame>
        </draw:g>
        <draw:g draw:style-name="gr1">
          <draw:line draw:style-name="gr4" draw:text-style-name="P1" draw:layer="layout" svg:x1="71.6cm" svg:y1="54.875cm" svg:x2="83.599cm" svg:y2="54.875cm">
            <text:p/>
          </draw:line>
          <draw:frame draw:style-name="gr6" draw:text-style-name="P1" draw:layer="layout" svg:width="12cm" svg:height="0.937cm" svg:x="71.6cm" svg:y="54.407cm">
            <draw:text-box>
              <text:p/>
            </draw:text-box>
          </draw:frame>
        </draw:g>
        <draw:g draw:style-name="gr1">
          <draw:line draw:style-name="gr4" draw:text-style-name="P1" draw:layer="layout" svg:x1="65.1cm" svg:y1="55.875cm" svg:x2="71.6cm" svg:y2="55.875cm">
            <text:p/>
          </draw:line>
          <draw:frame draw:style-name="gr6" draw:text-style-name="P1" draw:layer="layout" svg:width="6.5cm" svg:height="0.937cm" svg:x="65.1cm" svg:y="55.407cm">
            <draw:text-box>
              <text:p/>
            </draw:text-box>
          </draw:frame>
        </draw:g>
        <draw:g draw:style-name="gr1">
          <draw:line draw:style-name="gr4" draw:text-style-name="P1" draw:layer="layout" svg:x1="65.1cm" svg:y1="55.375cm" svg:x2="71.6cm" svg:y2="55.375cm">
            <text:p/>
          </draw:line>
          <draw:frame draw:style-name="gr6" draw:text-style-name="P1" draw:layer="layout" svg:width="6.5cm" svg:height="0.937cm" svg:x="65.1cm" svg:y="54.907cm">
            <draw:text-box>
              <text:p/>
            </draw:text-box>
          </draw:frame>
        </draw:g>
        <draw:g draw:style-name="gr1">
          <draw:line draw:style-name="gr7" draw:text-style-name="P1" draw:layer="layout" svg:x1="65.1cm" svg:y1="54.875cm" svg:x2="71.6cm" svg:y2="54.875cm">
            <text:p/>
          </draw:line>
          <draw:frame draw:style-name="gr6" draw:text-style-name="P1" draw:layer="layout" svg:width="6.5cm" svg:height="0.937cm" svg:x="65.1cm" svg:y="54.407cm">
            <draw:text-box>
              <text:p/>
            </draw:text-box>
          </draw:frame>
        </draw:g>
        <draw:g draw:style-name="gr1">
          <draw:line draw:style-name="gr7" draw:text-style-name="P1" draw:layer="layout" svg:x1="65.1cm" svg:y1="54.375cm" svg:x2="71.6cm" svg:y2="54.375cm">
            <text:p/>
          </draw:line>
          <draw:frame draw:style-name="gr6" draw:text-style-name="P1" draw:layer="layout" svg:width="6.5cm" svg:height="0.937cm" svg:x="65.1cm" svg:y="53.907cm">
            <draw:text-box>
              <text:p/>
            </draw:text-box>
          </draw:frame>
        </draw:g>
        <draw:g draw:style-name="gr1">
          <draw:line draw:style-name="gr7" draw:text-style-name="P1" draw:layer="layout" svg:x1="65.1cm" svg:y1="53.875cm" svg:x2="71.6cm" svg:y2="53.875cm">
            <text:p/>
          </draw:line>
          <draw:frame draw:style-name="gr6" draw:text-style-name="P1" draw:layer="layout" svg:width="6.5cm" svg:height="0.937cm" svg:x="65.1cm" svg:y="53.407cm">
            <draw:text-box>
              <text:p/>
            </draw:text-box>
          </draw:frame>
        </draw:g>
        <draw:g draw:style-name="gr1">
          <draw:line draw:style-name="gr7" draw:text-style-name="P1" draw:layer="layout" svg:x1="65.1cm" svg:y1="56.375cm" svg:x2="71.6cm" svg:y2="56.375cm">
            <text:p/>
          </draw:line>
          <draw:frame draw:style-name="gr6" draw:text-style-name="P1" draw:layer="layout" svg:width="6.5cm" svg:height="0.937cm" svg:x="65.1cm" svg:y="55.907cm">
            <draw:text-box>
              <text:p/>
            </draw:text-box>
          </draw:frame>
        </draw:g>
        <draw:g draw:style-name="gr1">
          <draw:line draw:style-name="gr7" draw:text-style-name="P1" draw:layer="layout" svg:x1="65.1cm" svg:y1="56.875cm" svg:x2="71.6cm" svg:y2="56.875cm">
            <text:p/>
          </draw:line>
          <draw:frame draw:style-name="gr6" draw:text-style-name="P1" draw:layer="layout" svg:width="6.5cm" svg:height="0.937cm" svg:x="65.1cm" svg:y="56.407cm">
            <draw:text-box>
              <text:p/>
            </draw:text-box>
          </draw:frame>
        </draw:g>
        <draw:g draw:style-name="gr1">
          <draw:line draw:style-name="gr7" draw:text-style-name="P1" draw:layer="layout" svg:x1="65.1cm" svg:y1="57.375cm" svg:x2="71.6cm" svg:y2="57.375cm">
            <text:p/>
          </draw:line>
          <draw:frame draw:style-name="gr6" draw:text-style-name="P1" draw:layer="layout" svg:width="6.5cm" svg:height="0.937cm" svg:x="65.1cm" svg:y="56.907cm">
            <draw:text-box>
              <text:p/>
            </draw:text-box>
          </draw:frame>
        </draw:g>
        <draw:g draw:style-name="gr1">
          <draw:line draw:style-name="gr7" draw:text-style-name="P1" draw:layer="layout" svg:x1="65.1cm" svg:y1="57.875cm" svg:x2="71.6cm" svg:y2="57.875cm">
            <text:p/>
          </draw:line>
          <draw:frame draw:style-name="gr6" draw:text-style-name="P1" draw:layer="layout" svg:width="6.5cm" svg:height="0.937cm" svg:x="65.1cm" svg:y="57.407cm">
            <draw:text-box>
              <text:p/>
            </draw:text-box>
          </draw:frame>
        </draw:g>
        <draw:g draw:style-name="gr1">
          <draw:line draw:style-name="gr7" draw:text-style-name="P1" draw:layer="layout" svg:x1="65.1cm" svg:y1="58.375cm" svg:x2="71.6cm" svg:y2="58.375cm">
            <text:p/>
          </draw:line>
          <draw:frame draw:style-name="gr6" draw:text-style-name="P1" draw:layer="layout" svg:width="6.5cm" svg:height="0.937cm" svg:x="65.1cm" svg:y="57.907cm">
            <draw:text-box>
              <text:p/>
            </draw:text-box>
          </draw:frame>
        </draw:g>
        <draw:g draw:style-name="gr1">
          <draw:line draw:style-name="gr4" draw:text-style-name="P1" draw:layer="layout" svg:x1="71.6cm" svg:y1="57.375cm" svg:x2="83.599cm" svg:y2="57.375cm">
            <text:p/>
          </draw:line>
          <draw:frame draw:style-name="gr6" draw:text-style-name="P1" draw:layer="layout" svg:width="12cm" svg:height="0.937cm" svg:x="71.6cm" svg:y="56.907cm">
            <draw:text-box>
              <text:p/>
            </draw:text-box>
          </draw:frame>
        </draw:g>
        <draw:g draw:style-name="gr1">
          <draw:line draw:style-name="gr4" draw:text-style-name="P1" draw:layer="layout" svg:x1="78.6cm" svg:y1="54.875cm" svg:x2="78.6cm" svg:y2="57.375cm">
            <text:p/>
          </draw:line>
          <draw:frame draw:style-name="gr6" draw:text-style-name="P1" draw:layer="layout" svg:width="2.5cm" svg:height="0.937cm" draw:transform="rotate (-1.5707963267949) translate (79.068cm 54.875cm)">
            <draw:text-box>
              <text:p/>
            </draw:text-box>
          </draw:frame>
        </draw:g>
        <draw:g draw:style-name="gr1">
          <draw:line draw:style-name="gr4" draw:text-style-name="P1" draw:layer="layout" svg:x1="78.6cm" svg:y1="55.375cm" svg:x2="83.6cm" svg:y2="55.375cm">
            <text:p/>
          </draw:line>
          <draw:frame draw:style-name="gr6" draw:text-style-name="P1" draw:layer="layout" svg:width="5cm" svg:height="0.937cm" svg:x="78.6cm" svg:y="54.907cm">
            <draw:text-box>
              <text:p/>
            </draw:text-box>
          </draw:frame>
        </draw:g>
        <draw:g draw:style-name="gr1">
          <draw:line draw:style-name="gr4" draw:text-style-name="P1" draw:layer="layout" svg:x1="78.6cm" svg:y1="56.875cm" svg:x2="83.6cm" svg:y2="56.875cm">
            <text:p/>
          </draw:line>
          <draw:frame draw:style-name="gr6" draw:text-style-name="P1" draw:layer="layout" svg:width="5cm" svg:height="0.937cm" svg:x="78.6cm" svg:y="56.407cm">
            <draw:text-box>
              <text:p/>
            </draw:text-box>
          </draw:frame>
        </draw:g>
        <draw:g draw:style-name="gr1">
          <draw:line draw:style-name="gr4" draw:text-style-name="P1" draw:layer="layout" svg:x1="80.1cm" svg:y1="54.875cm" svg:x2="80.1cm" svg:y2="56.874cm">
            <text:p/>
          </draw:line>
          <draw:frame draw:style-name="gr6" draw:text-style-name="P1" draw:layer="layout" svg:width="2cm" svg:height="0.937cm" draw:transform="rotate (-1.5707963267949) translate (80.568cm 54.875cm)">
            <draw:text-box>
              <text:p/>
            </draw:text-box>
          </draw:frame>
        </draw:g>
        <draw:g draw:style-name="gr1">
          <draw:line draw:style-name="gr7" draw:text-style-name="P1" draw:layer="layout" svg:x1="79.1cm" svg:y1="55.375cm" svg:x2="79.1cm" svg:y2="56.874cm">
            <text:p/>
          </draw:line>
          <draw:frame draw:style-name="gr6" draw:text-style-name="P1" draw:layer="layout" svg:width="1.5cm" svg:height="0.937cm" draw:transform="rotate (-1.5707963267949) translate (79.568cm 55.375cm)">
            <draw:text-box>
              <text:p/>
            </draw:text-box>
          </draw:frame>
        </draw:g>
        <draw:g draw:style-name="gr1">
          <draw:line draw:style-name="gr7" draw:text-style-name="P1" draw:layer="layout" svg:x1="79.6cm" svg:y1="55.375cm" svg:x2="79.6cm" svg:y2="56.874cm">
            <text:p/>
          </draw:line>
          <draw:frame draw:style-name="gr6" draw:text-style-name="P1" draw:layer="layout" svg:width="1.5cm" svg:height="0.937cm" draw:transform="rotate (-1.5707963267949) translate (80.068cm 55.375cm)">
            <draw:text-box>
              <text:p/>
            </draw:text-box>
          </draw:frame>
        </draw:g>
        <draw:g draw:style-name="gr1">
          <draw:line draw:style-name="gr4" draw:text-style-name="P1" draw:layer="layout" svg:x1="81.8cm" svg:y1="54.875cm" svg:x2="81.8cm" svg:y2="56.874cm">
            <text:p/>
          </draw:line>
          <draw:frame draw:style-name="gr6" draw:text-style-name="P1" draw:layer="layout" svg:width="2cm" svg:height="0.937cm" draw:transform="rotate (-1.5707963267949) translate (82.268cm 54.875cm)">
            <draw:text-box>
              <text:p/>
            </draw:text-box>
          </draw:frame>
        </draw:g>
        <draw:g draw:style-name="gr1">
          <draw:line draw:style-name="gr4" draw:text-style-name="P1" draw:layer="layout" svg:x1="80.6cm" svg:y1="56.875cm" svg:x2="80.6cm" svg:y2="57.375cm">
            <text:p/>
          </draw:line>
          <draw:frame draw:style-name="gr6" draw:text-style-name="P1" draw:layer="layout" svg:width="0.5cm" svg:height="0.937cm" draw:transform="rotate (-1.5707963267949) translate (81.068cm 56.875cm)">
            <draw:text-box>
              <text:p/>
            </draw:text-box>
          </draw:frame>
        </draw:g>
        <draw:g draw:style-name="gr1">
          <draw:line draw:style-name="gr4" draw:text-style-name="P1" draw:layer="layout" svg:x1="78.6cm" svg:y1="57.375cm" svg:x2="78.6cm" svg:y2="58.875cm">
            <text:p/>
          </draw:line>
          <draw:frame draw:style-name="gr6" draw:text-style-name="P1" draw:layer="layout" svg:width="1.5cm" svg:height="0.937cm" draw:transform="rotate (-1.5707963267949) translate (79.068cm 57.375cm)">
            <draw:text-box>
              <text:p/>
            </draw:text-box>
          </draw:frame>
        </draw:g>
        <draw:frame draw:style-name="gr8" draw:text-style-name="P1" draw:layer="layout" svg:width="0.8cm" svg:height="0.5cm" svg:x="65.1cm" svg:y="55.375cm">
          <draw:text-box>
            <text:p text:style-name="P2"><text:span text:style-name="T1">Изм.</text:span></text:p>
          </draw:text-box>
        </draw:frame>
        <draw:frame draw:style-name="gr8" draw:text-style-name="P1" draw:layer="layout" svg:width="1cm" svg:height="0.5cm" svg:x="65.8cm" svg:y="55.375cm">
          <draw:text-box>
            <text:p text:style-name="P2"><text:span text:style-name="T1">Лист</text:span></text:p>
          </draw:text-box>
        </draw:frame>
        <draw:frame draw:style-name="gr8" draw:text-style-name="P1" draw:layer="layout" svg:width="1.615cm" svg:height="0.5cm" svg:x="65.195cm" svg:y="55.875cm">
          <draw:text-box>
            <text:p text:style-name="P3"><text:span text:style-name="T1">Разраб.</text:span></text:p>
          </draw:text-box>
        </draw:frame>
        <draw:frame draw:style-name="gr8" draw:text-style-name="P1" draw:layer="layout" svg:width="1.615cm" svg:height="0.5cm" svg:x="65.195cm" svg:y="56.375cm">
          <draw:text-box>
            <text:p text:style-name="P3"><text:span text:style-name="T1">Пров.</text:span></text:p>
          </draw:text-box>
        </draw:frame>
        <draw:frame draw:style-name="gr8" draw:text-style-name="P1" draw:layer="layout" svg:width="1.615cm" svg:height="0.5cm" svg:x="65.195cm" svg:y="56.875cm">
          <draw:text-box>
            <text:p text:style-name="P3"><text:span text:style-name="T1">Т.контр.</text:span></text:p>
          </draw:text-box>
        </draw:frame>
        <draw:frame draw:style-name="gr8" draw:text-style-name="P1" draw:layer="layout" svg:width="1.615cm" svg:height="0.5cm" svg:x="65.195cm" svg:y="57.875cm">
          <draw:text-box>
            <text:p text:style-name="P3"><text:span text:style-name="T1">Н.контр.</text:span></text:p>
          </draw:text-box>
        </draw:frame>
        <draw:frame draw:style-name="gr8" draw:text-style-name="P1" draw:layer="layout" svg:width="2.3cm" svg:height="0.5cm" svg:x="66.8cm" svg:y="55.375cm">
          <draw:text-box>
            <text:p text:style-name="P2"><text:span text:style-name="T1">№ докум.</text:span></text:p>
          </draw:text-box>
        </draw:frame>
        <draw:frame draw:style-name="gr8" draw:text-style-name="P1" draw:layer="layout" svg:width="1.5cm" svg:height="0.5cm" svg:x="69.1cm" svg:y="55.375cm">
          <draw:text-box>
            <text:p text:style-name="P2"><text:span text:style-name="T1">Подп.</text:span></text:p>
          </draw:text-box>
        </draw:frame>
        <draw:frame draw:style-name="gr8" draw:text-style-name="P1" draw:layer="layout" svg:width="1.1cm" svg:height="0.5cm" svg:x="70.56cm" svg:y="55.375cm">
          <draw:text-box>
            <text:p text:style-name="P2"><text:span text:style-name="T1">Дата</text:span></text:p>
          </draw:text-box>
        </draw:frame>
        <draw:frame draw:style-name="gr8" draw:text-style-name="P1" draw:layer="layout" svg:width="1.5cm" svg:height="0.5cm" svg:x="78.6cm" svg:y="54.875cm">
          <draw:text-box>
            <text:p text:style-name="P2"><text:span text:style-name="T1">Лит.</text:span></text:p>
          </draw:text-box>
        </draw:frame>
        <draw:frame draw:style-name="gr8" draw:text-style-name="P1" draw:layer="layout" svg:width="1.7cm" svg:height="0.5cm" svg:x="80.1cm" svg:y="54.875cm">
          <draw:text-box>
            <text:p text:style-name="P2"><text:span text:style-name="T1">Масса</text:span></text:p>
          </draw:text-box>
        </draw:frame>
        <draw:frame draw:style-name="gr8" draw:text-style-name="P1" draw:layer="layout" svg:width="1.8cm" svg:height="0.5cm" svg:x="81.8cm" svg:y="54.875cm">
          <draw:text-box>
            <text:p text:style-name="P2"><text:span text:style-name="T1">Масштаб</text:span></text:p>
          </draw:text-box>
        </draw:frame>
        <draw:frame draw:style-name="gr8" draw:text-style-name="P1" draw:layer="layout" svg:width="2cm" svg:height="0.5cm" svg:x="78.6cm" svg:y="56.875cm">
          <draw:text-box>
            <text:p text:style-name="P2"><text:span text:style-name="T1">Лист 1</text:span></text:p>
          </draw:text-box>
        </draw:frame>
        <draw:frame draw:style-name="gr8" draw:text-style-name="P1" draw:layer="layout" svg:width="3cm" svg:height="0.5cm" svg:x="80.6cm" svg:y="56.875cm">
          <draw:text-box>
            <text:p text:style-name="P2"><text:span text:style-name="T1">Листов 1</text:span></text:p>
          </draw:text-box>
        </draw:frame>
        <draw:frame draw:style-name="gr9" draw:text-style-name="P1" draw:layer="layout" svg:width="0.5cm" svg:height="1.5cm" svg:x="79.1cm" svg:y="55.375cm">
          <draw:text-box>
            <text:p text:style-name="P2"><text:span text:style-name="T1">У</text:span></text:p>
          </draw:text-box>
        </draw:frame>
        <draw:frame draw:style-name="gr8" draw:text-style-name="P1" draw:layer="layout" svg:width="1.615cm" svg:height="0.5cm" svg:x="65.195cm" svg:y="58.375cm">
          <draw:text-box>
            <text:p text:style-name="P3"><text:span text:style-name="T1">Утв.</text:span></text:p>
          </draw:text-box>
        </draw:frame>
        <draw:g draw:style-name="gr10">
          <draw:g draw:style-name="gr1">
            <draw:polygon draw:style-name="gr11" draw:text-style-name="P4" draw:layer="layout" svg:width="7cm" svg:height="1.5cm" svg:x="2cm" svg:y="0.5cm" svg:viewBox="0 0 7001 1501" draw:points="7001,0 0,0 0,1501 7001,1501">
              <text:p/>
            </draw:polygon>
            <draw:polygon draw:style-name="gr2" draw:text-style-name="P1" draw:layer="layout" svg:width="7cm" svg:height="1.5cm" svg:x="2cm" svg:y="0.5cm" svg:viewBox="0 0 7001 1501" draw:points="7001,0 0,0 0,1501 7001,1501">
              <text:p/>
            </draw:polygon>
          </draw:g>
          <draw:frame draw:style-name="gr12" draw:text-style-name="P1" draw:layer="layout" svg:width="7cm" svg:height="1.5cm" draw:transform="rotate (-3.14159265358979) translate (9cm 2cm)">
            <draw:text-box>
              <text:p text:style-name="P2"><text:span text:style-name="T2">ГУИ</text:span><text:span text:style-name="T2">Р.506</text:span><text:span text:style-name="T2">412.0</text:span><text:span text:style-name="T2">04 </text:span><text:span text:style-name="T2">ПЛ</text:span></text:p>
            </draw:text-box>
          </draw:frame>
        </draw:g>
        <draw:frame draw:style-name="gr13" draw:text-style-name="P1" draw:layer="layout" svg:width="1.9cm" svg:height="0.71cm" svg:x="65.1cm" svg:y="57.295cm">
          <draw:text-box>
            <text:p text:style-name="P3"><text:span text:style-name="T1">Рец.</text:span></text:p>
          </draw:text-box>
        </draw:frame>
        <draw:frame draw:style-name="gr14" draw:text-style-name="P1" draw:layer="layout" svg:width="2.217cm" svg:height="0.503cm" svg:x="66.858cm" svg:y="55.9cm">
          <draw:text-box>
            <text:p text:style-name="P3"><text:span text:style-name="T1">Цевелюк</text:span></text:p>
          </draw:text-box>
        </draw:frame>
        <draw:frame draw:style-name="gr8" draw:text-style-name="P1" draw:layer="layout" svg:width="2.142cm" svg:height="0.5cm" svg:x="66.858cm" svg:y="56.4cm">
          <draw:text-box>
            <text:p text:style-name="P3"><text:span text:style-name="T1">Козлов</text:span></text:p>
          </draw:text-box>
        </draw:frame>
        <draw:frame draw:style-name="gr12" draw:text-style-name="P1" draw:layer="layout" svg:width="11.8cm" svg:height="1.5cm" svg:x="71.7cm" svg:y="53.4cm">
          <draw:text-box>
            <text:p text:style-name="P2"><text:span text:style-name="T2">ГУИ</text:span><text:span text:style-name="T2">Р.506</text:span><text:span text:style-name="T2">412</text:span><text:span text:style-name="T2">.0</text:span><text:span text:style-name="T2">04 </text:span><text:span text:style-name="T2">ПЛ</text:span></text:p>
          </draw:text-box>
        </draw:frame>
        <draw:frame draw:style-name="gr15" draw:text-style-name="P1" draw:layer="layout" svg:width="6.8cm" svg:height="2.5cm" svg:x="71.7cm" svg:y="54.9cm">
          <draw:text-box>
            <text:p text:style-name="P5"><text:span text:style-name="T3">Моде</text:span><text:span text:style-name="T3">ли </text:span><text:span text:style-name="T3">предс</text:span><text:span text:style-name="T3">тавл</text:span><text:span text:style-name="T3">ения </text:span><text:span text:style-name="T3">систе</text:span><text:span text:style-name="T3">мы</text:span></text:p>
          </draw:text-box>
        </draw:frame>
        <draw:frame draw:style-name="gr12" draw:text-style-name="P1" draw:layer="layout" svg:width="4.85cm" svg:height="1.5cm" svg:x="78.65cm" svg:y="57.4cm">
          <draw:text-box>
            <text:p text:style-name="P6"><text:span text:style-name="T3">Кафед</text:span><text:span text:style-name="T3">ра ЭИ,</text:span></text:p>
            <text:p text:style-name="P6"><text:span text:style-name="T3">гр. </text:span><text:span text:style-name="T3">324402</text:span></text:p>
          </draw:text-box>
        </draw:frame>
        <draw:frame draw:style-name="gr8" draw:text-style-name="P1" draw:layer="layout" svg:width="2.142cm" svg:height="0.5cm" svg:x="66.929cm" svg:y="56.9cm">
          <draw:text-box>
            <text:p text:style-name="P3"><text:span text:style-name="T1">Козлов</text:span></text:p>
          </draw:text-box>
        </draw:frame>
        <draw:frame draw:style-name="gr8" draw:text-style-name="P1" draw:layer="layout" svg:width="2.142cm" svg:height="0.5cm" svg:x="66.857cm" svg:y="58.4cm">
          <draw:text-box>
            <text:p text:style-name="P3"><text:span text:style-name="T1">Козлов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28T23:01:35.763021476</dc:date>
    <meta:creation-date>2023-05-18T16:15:17Z</meta:creation-date>
    <meta:generator>LibreOffice/25.2.3.2$Linux_X86_64 LibreOffice_project/bbb074479178df812d175f709636b368952c2ce3</meta:generator>
    <meta:editing-duration>PT1M53S</meta:editing-duration>
    <meta:editing-cycles>1</meta:editing-cycles>
    <meta:document-statistic meta:object-count="113"/>
  </office:meta>
</office:document-meta>
</file>